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1" style:family="text">
      <style:text-properties officeooo:rsid="001d61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ar Hiring Manager,</text:p>
      <text:p text:style-name="Standard"/>
      <text:p text:style-name="Standard">I’d love to be considered for your <text:span text:style-name="T1">Support Application Specialist</text:span> position. I was immediately drawn to ParentSquare by the passion for improving student outcomes. In my past as a tutor and teaching assistant I have experienced nothing as delightful as seeing my students succeed after demonstrating commitment to success. Those positions have allowed me to see many styles of problem-solving and programming with which I have become proficient in troubleshooting and debugging <text:span text:style-name="T1">technical problems</text:span>. Directly impacting and improving students' lives through the communication of technical knowledge has become a passion of mine over the years due to these experiences.</text:p>
      <text:p text:style-name="Standard"/>
      <text:p text:style-name="Standard">Through my time in school and during my internship I accumulated years of hands-on Python programming experience both as a programming and scripting language. For example, I implemented machine learning algorithms from scratch and tooling for automating data labeling tasks for computer vision research in a graduate robotics lab. Outside of school I frequently used git to contribute bug fixing on an open source program I use called Neovim. As a hobby, I manage a personal server using SSH and SFTP to host personal projects and software for my friends and me. In my quest for continuous learning, I have been studying for the AWS Solutions Architect Certification and getting hands-on with common services like EC2, S3, RDS, EFS, and more.</text:p>
      <text:p text:style-name="Standard"/>
      <text:p text:style-name="Standard">Using these skills to enable kids to learn effectively and explore the things they are interested in by <text:span text:style-name="T1">resolving issues related to </text:span>the tools <text:span text:style-name="T1">used by</text:span> parents and schools to better engage with students is <text:span text:style-name="T1">valuable and impactful</text:span>. If I didn't have the support to focus on learning topics I loved I don't know where I would be today. If this particular opportunity is filled I would love to be considered for future positions as well so I have the chance to make a difference in the lives of our future. Thank you for your consideration, and I hope to speak soon.</text:p>
      <text:p text:style-name="Standard"/>
      <text:p text:style-name="Standard">Best,</text:p>
      <text:p text:style-name="Standard">Devon Gardner</text:p>
      <text:p text:style-name="Standard">(941) 358-1887</text:p>
      <text:p text:style-name="Standard">dgardner365@gmail.co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4T01:12:09.706525583</meta:creation-date>
    <dc:date>2025-04-24T01:16:46.867252330</dc:date>
    <meta:editing-duration>PT4M37S</meta:editing-duration>
    <meta:editing-cycles>1</meta:editing-cycles>
    <meta:document-statistic meta:table-count="0" meta:image-count="0" meta:object-count="0" meta:page-count="1" meta:paragraph-count="8" meta:word-count="331" meta:character-count="2038" meta:non-whitespace-character-count="1715"/>
    <meta:generator>LibreOffice/25.2.2.2$Linux_X86_64 LibreOffice_project/520$Build-2</meta:generator>
  </office:meta>
</office:document-meta>
</file>